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2d0c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12d0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مُمْتَحنَة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8928_137492880"/><text:span text:style-name="T3"> </text:span><text:span text:style-name="T2">يَـٰٓأَيُّهَا </text:span><text:span text:style-name="T5">۰</text:span><text:span text:style-name="T2">لذِيــنَ ءَامَنُواْ لاَ تَتَّخِذُواْ عَدُوّۣى وَعَدُوَّكُمُ; أَوْلِيَآءَؐ تُلْقُونَ إِلَيْهِم بِالْمَوَدَّةِ وَقَدْ كَفَرُواْ بِمَا جَآءَكُم مِّــنَ </text:span><text:span text:style-name="T5">۰</text:span><text:span text:style-name="T2">لْحَقﱢّؐ يُخْرۣجُونَ </text:span><text:span text:style-name="T5">۰</text:span><text:span text:style-name="T2">لرَّسُولَ وَإِيَّاكُمُ; أَن تُومِنُواْ بِاللَّهِ رَبِّكُمُؐ; إِن كُنتُمْ خَرَجْتُمْ جِهَـٰداً فِى سَبِيلِى وَابْتِغَآءَ مَرْضَاتِى تُسِرُّونَ إِلَيْهِم بِالْمَوَدَّةِ وَأَنَآ أَعْلَمُ بِمَآ أَخْفَيْتُمْ وَمَآ أَعْلَنتُمْؐ وَمَنْ يَّفْعَلْهُ مِنكُمْ فَقَد ضَّلَّ سَوَآءَ </text:span><text:span text:style-name="T5">۰</text:span><text:span text:style-name="T2">لسَّبِيــلۣؐ </text:span><text:span text:style-name="T3">(1)</text:span><text:span text:style-name="T2"> إِنْ يَّثْقَفُوكُمْ يَكُونُواْ لَكُمُ; أَعْدَآءً وَيَبْسُطُوٓاْ إِلَيْكُمُ; أَيْدِيَهُمْ وَأَلْسِنَتَهُم بِالسُّوٓءِؐ وَوَدُّواْ لَوْ تَكْفُرُونَؐ </text:span><text:span text:style-name="T3">(2)</text:span><text:span text:style-name="T2"> لَــن تَنفَعَكُمُ; أَرْحَامُكُمْ وَلآَ أَوْچَدُكُمْؐ يَوْمَ </text:span><text:span text:style-name="T5">۰</text:span><text:span text:style-name="T2">لْقِيَـٰمَةِ يُفْصَـلُ بَيْنَكُمْؐ وَاللَّهُ بِمَا تَعْمَلُونَ بَصِيرٌؐ </text:span><text:span text:style-name="T3">(3)</text:span><text:span text:style-name="T2"> قَدْ كَانَتْ لَكُمُ; إِسْوَة٘ حَسَنَةٌ فِىٓ إِبْرَ؛هِيمَ وَالذِيــنَ مَعَهُ; إِذْ قَالُواْ لِقَوْمِهِمُ; إِنَّا بُرَ؏ؤُاْ مِنكُمْ وَمِمَّا تَعْبُدُونَ مِن دُونِ </text:span><text:span text:style-name="T5">۱</text:span><text:span text:style-name="T2">للَّهِ كَفَرْنَا بِكُمْ وَبَدَا بَيْنَنَا وَبَيْنَكُمُ </text:span><text:span text:style-name="T5">۴</text:span><text:span text:style-name="T2">لْعَدَ؛وَةُ وَالْبَغْضَآءُ اَ۬بَداٗ حَتَّيٰ تُومِنُواْ بِاللَّهِ وَحْدَهُ; إِلاَّ قَوْلَ إِبْرَ؛هِيمَ لَأِبِيهِ لَأَسْتَغْفِرَنَّ لَــكَ وَمَآ أَمْلِــكُ لَــكَ مِــنَ </text:span><text:span text:style-name="T5">۰</text:span><text:span text:style-name="T2">للَّهِ مِن شَيْءٍؐ رَّبَّنَا عَلَيْكَ تَوَكَّلْنَا وَإِلَيْــكَ أَنَبْنَا وَإِلَيْــكَ </text:span><text:span text:style-name="T5">۰</text:span><text:span text:style-name="T2">لْمَصِيرُؐ </text:span><text:span text:style-name="T3">(4)</text:span><text:span text:style-name="T2"> رَبَّنَا لاَ تَجْعَلْنَا فِتْنَةً لِّلذِيــنَ كَفَرُواْؐ وَاغْفِرْ لَنَا رَبَّنَآؐ إِنَّــكَ أَنتَ </text:span><text:span text:style-name="T5">۰</text:span><text:span text:style-name="T2">لْعَزۣيزُ </text:span><text:span text:style-name="T5">۴</text:span><text:span text:style-name="T2">لْحَكِيمُؐ </text:span><text:span text:style-name="T3">(5)</text:span><text:span text:style-name="T2"> لَقَدْ كَانَ لَكُمْ فِيهِمُ; إِسْوَة٘ حَسَنَةٌ لِّمَــن كَانَ يَرْجُواْ </text:span><text:span text:style-name="T5">۴</text:span><text:span text:style-name="T2">للَّهَ وَالْيَوْمَ </text:span><text:span text:style-name="T5">۰</text:span><text:span text:style-name="T2">لاَخِرَؐ وَمَنْ يَّتَوَلَّ فَإِنننَّ </text:span><text:span text:style-name="T5">۰</text:span><text:span text:style-name="T2">للَّهَ هُوَ </text:span><text:span text:style-name="T5">۰</text:span><text:span text:style-name="T2">لْغَنِــيُّ </text:span><text:span text:style-name="T5">۴</text:span><text:span text:style-name="T2">لْحَمِيدُؐ </text:span><text:span text:style-name="T3">(6) </text:span><text:span text:style-name="T2">© عَسَــي </text:span><text:span text:style-name="T5">۰</text:span><text:span text:style-name="T2">للَّهُ أَنْ يَّجْعَلَ بَيْنَكُمْ وَبَيْــنَ </text:span><text:span text:style-name="T5">۰</text:span><text:span text:style-name="T2">لذِيــنَ عَادَيْتُم مِّنْهُم مَّوَدَّةًؐ وَاللَّهُ قَدِيرٌؐ وَاللَّهُ غَفُورٌ رَّحِيمٌؐ </text:span><text:span text:style-name="T3">(7)</text:span><text:span text:style-name="T2"> لاَّ يَنْهۭيٰكُمُ </text:span><text:soft-page-break/><text:span text:style-name="T5">۴</text:span><text:span text:style-name="T2">للَّهُ عَـنِ </text:span><text:span text:style-name="T5">۱</text:span><text:span text:style-name="T2">لذِينَ لَمْ يُقَـٰتِلُوكُمْ فِى </text:span><text:span text:style-name="T5">۱</text:span><text:span text:style-name="T2">لدِّينِ وَلَمْ يُخْرۣجُوكُم مِّــن دِيۭـٰرۣكُمُ; أَن تَبَرُّوهُمْ وَتُقْسِطُوٓاْ إِلَيْهِمُؐ; إِنَّ </text:span><text:span text:style-name="T5">۰</text:span><text:span text:style-name="T2">للَّهَ يُحِــبُّ </text:span><text:span text:style-name="T5">۴</text:span><text:span text:style-name="T2">لْمُقْسِطِينَؐ </text:span><text:span text:style-name="T3">(8)</text:span><text:span text:style-name="T2"> إِنَّمَا يَنْهۭيٰكُمُ </text:span><text:span text:style-name="T5">۴</text:span><text:span text:style-name="T2">للَّهُ عَـنِ </text:span><text:span text:style-name="T5">۱</text:span><text:span text:style-name="T2">لذِيــنَ قَـٰتَلُوكُمْ فِى </text:span><text:span text:style-name="T5">۱</text:span><text:span text:style-name="T2">لدِّينِ وَأَخْرَجُوكُم مِّــن دِيۭـٰرۣكُمْ وَظَـٰهَرُواْ عَلَيٰٓ إِخْرَاجِكُمُ; أَن تَوَلَّوْهُمْؐ وَمَنْ يَّتَوَلَّهُمْ فَٱُوْلَئِكَ هُمُ </text:span><text:span text:style-name="T5">۴</text:span><text:span text:style-name="T2">لظَّـٰلِمُونَؐ </text:span><text:span text:style-name="T3">(9)</text:span><text:span text:style-name="T2"> يَـٰٓأَيُّهَا </text:span><text:span text:style-name="T5">۰</text:span><text:span text:style-name="T2">لذِيــنَ ءَامَنُوٓاْ إِذَا جَآءَكُمُ </text:span><text:span text:style-name="T5">۴</text:span><text:span text:style-name="T2">لْمُومِنَـٰتُ مُهَـٰجِرَ؛تٍ فَامْتَحِنُوهُــنَّؐ </text:span><text:span text:style-name="T5">۰</text:span><text:span text:style-name="T2">للَّهُ أَعْلَمُ بِإِيمَـٰنِهِنَّؐ فَإِنْ عَلِمْتُمُوهُنَّ مُومِنَـٰــتٍ فَلاَ تَرْجِعُوهُنَّ إِلَــي </text:span><text:span text:style-name="T5">۰</text:span><text:span text:style-name="T2">لْكُفّۭارۣؐ لاَ هُنَّ حِلٌّ لَّهُمْ وَلاَ هُمْ يَحِلُّونَ لَهُنَّؐ وَءَاتُوهُم مَّآ أَنفَقُواْؐ وَلاَ جُنَاحَ عَلَيْكُمُ; أَن تَنكِحُوهُنَّ إِذَآ ءَاتَيْتُمُوهُــنَّ ٱُجُورَهُنَّؐ وَلاَ تُمْسِكُواْ بِعِصَمِ </text:span><text:span text:style-name="T5">۱</text:span><text:span text:style-name="T2">لْكَوَافِـرۣؐ وَسْـَٔلُواْ مَآ أَنفَقْتُمْ وَلْيَسْـَٔلُواْ مَآ أَنفَقُواْؐ ذَ؛لِكُمْ حُكْمُ </text:span><text:span text:style-name="T5">۴</text:span><text:span text:style-name="T2">للَّهِ يَحْكُمُ بَيْنَكُمْؐ وَاللَّهُ عَلِيم٘ حَكِيمٌؐ </text:span><text:span text:style-name="T3">(10)</text:span><text:span text:style-name="T2"> وَإِن فَاتَكُمْ شَيْءٌ مِّنَ اَزْوَ؛جِكُمُ; إِلَــي </text:span><text:span text:style-name="T5">۰</text:span><text:span text:style-name="T2">لْكُفّۭارۣ فَعَاقَبْتُمْ فَـَٔاتُواْ </text:span><text:span text:style-name="T5">۴</text:span><text:span text:style-name="T2">لذِيــنَ ذَهَبَتَ اَزْوَ؛جُهُم مِّثْــلَ مَآ أَنفَقُواْؐ وَاتَّقُواْ </text:span><text:span text:style-name="T5">۴</text:span><text:span text:style-name="T2">للَّهَ </text:span><text:span text:style-name="T5">۰ﻟ</text:span><text:span text:style-name="T2">ـذِىٓ أَنتُم بِهِ” مُومِنُونَؐ </text:span><text:span text:style-name="T3">(11)</text:span><text:span text:style-name="T2"> يَـٰٓأَيُّهَا‏ </text:span><text:span text:style-name="T5">۰</text:span><text:span text:style-name="T2">لنَّبِىٓءُ اِ۬ذَا جَآءَكككَ </text:span><text:span text:style-name="T5">۰</text:span><text:span text:style-name="T2">لْمُومِنَـٰــتُ يُبَايِعْنَــكَ عَلَيٰٓ أَن لاَّ يُشْرۣكْنَ بِاللَّهِ شَيْـٔاً وَلاَ يَسْرۣقْنَ وَلاَ يَزْنِينَ وَلاَ يَقْتُلْنَ أَوْچَدَهُنَّ وَلاَ يَاتِينَ بِبُهْتَـٰنٍ يَفْتَرۣينَهُ„ بَيْنَ أَيْدِيهِنَّ وَأَرْجُلِهِنَّ وَلاَ يَعْصِينَــكَ فِى مَعْرُوفٍ فَبَايِعْهُنَّ وَاسْتَغْفِرْ لَهُــنَّ </text:span><text:span text:style-name="T5">۰</text:span><text:span text:style-name="T2">للَّهَؐ إِنننَّ </text:span><text:span text:style-name="T5">۰</text:span><text:span text:style-name="T2">للَّهَ غَفُورٌ رَّحِيمٌؐ </text:span><text:span text:style-name="T3">(12)</text:span><text:span text:style-name="T2"> يَـٰٓأَيُّهَا </text:span><text:span text:style-name="T5">۰</text:span><text:span text:style-name="T2">لذِيــنَ ءَامَنُواْ لاَ تَتَوَلَّوْاْ قَوْماٗ غَضِبَ </text:span><text:span text:style-name="T5">۰</text:span><text:span text:style-name="T2">للَّهُ عَلَيْهِمْ قَدْ يَـئِسُواْ مِــنَ </text:span><text:span text:style-name="T5">۰</text:span><text:span text:style-name="T2">لاَخِرَةِ كَمَا يَـئِــسَ </text:span><text:span text:style-name="T5">۰</text:span><text:span text:style-name="T2">لْكُفَّارُ مِــنَ اَصْحَـٰبِ </text:span><text:span text:style-name="T5">۱</text:span><text:span text:style-name="T2">لْقُبُورۣ </text:span><text:span text:style-name="T3">(13)</text:span><text:bookmark-end text:name="__DdeLink__8928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0:19.814387295</meta:creation-date>
    <dc:date>2025-03-06T08:03:54.104990491</dc:date>
    <meta:editing-duration>PT4M2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70" meta:character-count="2122" meta:non-whitespace-character-count="1755"/>
  </office:meta>
</office:document-meta>
</file>